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  <style:text-properties officeooo:paragraph-rsid="001d2971"/>
    </style:style>
    <style:style style:name="P2" style:family="paragraph" style:parent-style-name="Horizontal_20_Line">
      <style:paragraph-properties fo:text-align="start" style:justify-single-word="false" style:writing-mode="lr-tb"/>
      <style:text-properties officeooo:paragraph-rsid="001d2971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AI SCIENCE EXPERIMENT EXPLAINER</text:span></text:h>
      <text:p text:style-name="P1"><text:span text:style-name="Strong_20_Emphasis">Battala Kavya Reddy</text:span><text:line-break/>Department of Artificial Intelligence and Machine Learning<text:line-break/>Mohan Babu University, Tirupati, India<text:line-break/>Email: 22101A010016@mbu.asia</text:p>
      <text:p text:style-name="P2"><text:span text:style-name="Strong_20_Emphasis"/></text:p>
      <text:h text:style-name="Heading_20_2" text:outline-level="2"><text:span text:style-name="Strong_20_Emphasis">ABSTRACT</text:span></text:h>
      <text:p text:style-name="Text_20_body">The project titled <text:span text:style-name="Strong_20_Emphasis">“AI Science Experiment Explainer”</text:span> is a Generative AI-based educational assistant that automatically generates structured explanations for scientific experiments. By taking an experiment name as input, the system produces detailed descriptions including <text:span text:style-name="Strong_20_Emphasis">Aim, Materials Required, Theory, Procedure, Observations, Results, and Precautions</text:span>.</text:p>
      <text:p text:style-name="Text_20_body">This project utilizes <text:span text:style-name="Strong_20_Emphasis">Natural Language Processing (NLP)</text:span> and <text:span text:style-name="Strong_20_Emphasis">Large Language Models (LLMs)</text:span> such as GPT to create clear, accurate, and student-friendly experiment content. The system aims to assist students and educators in learning and teaching science experiments efficiently, reducing manual preparation time while ensuring consistent quality of educational materials.</text:p>
      <text:p text:style-name="Horizontal_20_Line"/>
      <text:h text:style-name="Heading_20_2" text:outline-level="2"><text:span text:style-name="Strong_20_Emphasis">1. INTRODUCTION</text:span></text:h>
      <text:p text:style-name="Text_20_body">Generative AI has revolutionized the way content is created and consumed. In the education sector, it serves as a valuable tool for generating context-specific learning materials. The <text:span text:style-name="Strong_20_Emphasis">AI Science Experiment Explainer</text:span> leverages large language models to generate structured, comprehensive experiment explanations automatically.</text:p>
      <text:p text:style-name="Text_20_body">It helps students understand experiments by providing content formatted similarly to school or college lab manuals. This system is particularly useful for <text:span text:style-name="Strong_20_Emphasis">Physics, Chemistry, and Biology</text:span> experiments.</text:p>
      <text:p text:style-name="Horizontal_20_Line"/>
      <text:h text:style-name="Heading_20_2" text:outline-level="2"><text:span text:style-name="Strong_20_Emphasis">2. OBJECTIVES</text:span></text:h>
      <text:list text:style-name="L1">
        <text:list-item>
          <text:p text:style-name="P3">To develop an AI system that generates experiment explanations automatically.</text:p>
        </text:list-item>
        <text:list-item>
          <text:p text:style-name="P3">To organize the generated text into meaningful sections.</text:p>
        </text:list-item>
        <text:list-item>
          <text:p text:style-name="P3">To simplify the process of learning science experiments.</text:p>
        </text:list-item>
        <text:list-item>
          <text:p text:style-name="P3">To demonstrate the application of NLP and prompt engineering.</text:p>
        </text:list-item>
      </text:list>
      <text:p text:style-name="Horizontal_20_Line"/>
      <text:h text:style-name="Heading_20_2" text:outline-level="2"><text:span text:style-name="Strong_20_Emphasis">3. METHODOLOGY / ALGORITHM</text:span></text:h>
      <text:p text:style-name="Text_20_body"><text:span text:style-name="Strong_20_Emphasis">Step 1:</text:span> Accept experiment name as input from the user.<text:line-break/><text:span text:style-name="Strong_20_Emphasis">Step 2:</text:span> Construct a structured prompt to guide the Generative AI model.<text:line-break/><text:soft-page-break/><text:span text:style-name="Strong_20_Emphasis">Step 3:</text:span> Use a pre-trained large language model (e.g., GPT) to process the input.<text:line-break/><text:span text:style-name="Strong_20_Emphasis">Step 4:</text:span> Generate an experiment explanation divided into sections such as Aim, Materials, Theory, etc.<text:line-break/><text:span text:style-name="Strong_20_Emphasis">Step 5:</text:span> Display the output or export it to a file.</text:p>
      <text:p text:style-name="Horizontal_20_Line"/>
      <text:h text:style-name="Heading_20_2" text:outline-level="2"><text:span text:style-name="Strong_20_Emphasis">4. SYSTEM DESIGN</text:span></text:h>
      <text:h text:style-name="Heading_20_3" text:outline-level="3"><text:span text:style-name="Strong_20_Emphasis">Architecture:</text:span></text:h>
      <text:list text:style-name="L2">
        <text:list-item>
          <text:p text:style-name="P4"><text:span text:style-name="Strong_20_Emphasis">Input Interface:</text:span> Accepts the experiment name.</text:p>
        </text:list-item>
        <text:list-item>
          <text:p text:style-name="P4"><text:span text:style-name="Strong_20_Emphasis">Prompt Builder:</text:span> Creates a structured prompt template.</text:p>
        </text:list-item>
        <text:list-item>
          <text:p text:style-name="P4"><text:span text:style-name="Strong_20_Emphasis">Generative Model:</text:span> Produces the content using AI.</text:p>
        </text:list-item>
        <text:list-item>
          <text:p text:style-name="P4"><text:span text:style-name="Strong_20_Emphasis">Output Formatter:</text:span> Displays results clearly or saves them to PDF/text.</text:p>
        </text:list-item>
      </text:list>
      <text:h text:style-name="Heading_20_3" text:outline-level="3"><text:span text:style-name="Strong_20_Emphasis">System Workflow Diagram:</text:span></text:h>
      <text:p text:style-name="P5"><text:span text:style-name="Source_20_Text">User Input → Prompt Builder → Generative Model → Output Formatter → Display / Export</text:span></text:p>
      <text:p text:style-name="Horizontal_20_Line"/>
      <text:h text:style-name="Heading_20_2" text:outline-level="2"><text:span text:style-name="Strong_20_Emphasis">5. PYTHON PROGRAM</text:span></text:h>
      <text:p text:style-name="Preformatted_20_Text"><text:span text:style-name="Source_20_Text">import openai</text:span></text:p>
      <text:p text:style-name="Preformatted_20_Text"/>
      <text:p text:style-name="Preformatted_20_Text"><text:span text:style-name="Source_20_Text"># Replace with your OpenAI API key</text:span></text:p>
      <text:p text:style-name="Preformatted_20_Text"><text:span text:style-name="Source_20_Text">openai.api_key = "YOUR_API_KEY"</text:span></text:p>
      <text:p text:style-name="Preformatted_20_Text"/>
      <text:p text:style-name="Preformatted_20_Text"><text:span text:style-name="Source_20_Text">def explain_experiment(experiment_name):</text:span></text:p>
      <text:p text:style-name="Preformatted_20_Text"><text:span text:style-name="Source_20_Text"><text:s text:c="4"/>prompt = f"""</text:span></text:p>
      <text:p text:style-name="Preformatted_20_Text"><text:span text:style-name="Source_20_Text"><text:s text:c="4"/>You are a science teacher. Explain the experiment titled '{experiment_name}'</text:span></text:p>
      <text:p text:style-name="Preformatted_20_Text"><text:span text:style-name="Source_20_Text"><text:s text:c="4"/>in a structured format with the following sections:</text:span></text:p>
      <text:p text:style-name="Preformatted_20_Text"><text:span text:style-name="Source_20_Text"><text:s text:c="4"/>1. Aim</text:span></text:p>
      <text:p text:style-name="Preformatted_20_Text"><text:span text:style-name="Source_20_Text"><text:s text:c="4"/>2. Materials Required</text:span></text:p>
      <text:p text:style-name="Preformatted_20_Text"><text:span text:style-name="Source_20_Text"><text:s text:c="4"/>3. Theory / Principle</text:span></text:p>
      <text:p text:style-name="Preformatted_20_Text"><text:span text:style-name="Source_20_Text"><text:s text:c="4"/>4. Procedure</text:span></text:p>
      <text:p text:style-name="Preformatted_20_Text"><text:span text:style-name="Source_20_Text"><text:s text:c="4"/>5. Observations</text:span></text:p>
      <text:p text:style-name="Preformatted_20_Text"><text:span text:style-name="Source_20_Text"><text:s text:c="4"/>6. Result</text:span></text:p>
      <text:p text:style-name="Preformatted_20_Text"><text:span text:style-name="Source_20_Text"><text:s text:c="4"/>7. Precautions</text:span></text:p>
      <text:p text:style-name="Preformatted_20_Text"><text:span text:style-name="Source_20_Text"><text:s text:c="4"/>Make it suitable for school or college students.</text:span></text:p>
      <text:p text:style-name="Preformatted_20_Text"><text:span text:style-name="Source_20_Text"><text:s text:c="4"/>"""</text:span></text:p>
      <text:p text:style-name="Preformatted_20_Text"/>
      <text:p text:style-name="Preformatted_20_Text"><text:span text:style-name="Source_20_Text"><text:s text:c="4"/># Sending request to GPT model</text:span></text:p>
      <text:p text:style-name="Preformatted_20_Text"><text:span text:style-name="Source_20_Text"><text:s text:c="4"/>response = openai.ChatCompletion.create(</text:span></text:p>
      <text:p text:style-name="Preformatted_20_Text"><text:span text:style-name="Source_20_Text"><text:s text:c="8"/>model="gpt-3.5-turbo",</text:span></text:p>
      <text:p text:style-name="Preformatted_20_Text"><text:span text:style-name="Source_20_Text"><text:s text:c="8"/>messages=[{"role": "user", "content": prompt}]</text:span></text:p>
      <text:p text:style-name="Preformatted_20_Text"><text:span text:style-name="Source_20_Text"><text:s text:c="4"/>)</text:span></text:p>
      <text:p text:style-name="Preformatted_20_Text"/>
      <text:p text:style-name="Preformatted_20_Text"><text:span text:style-name="Source_20_Text"><text:s text:c="4"/>explanation = response['choices'][0]['message']['content']</text:span></text:p>
      <text:p text:style-name="Preformatted_20_Text"><text:span text:style-name="Source_20_Text"><text:s text:c="4"/>return explanation</text:span></text:p>
      <text:p text:style-name="Preformatted_20_Text"/>
      <text:p text:style-name="Preformatted_20_Text"/>
      <text:p text:style-name="Preformatted_20_Text"><text:span text:style-name="Source_20_Text"># Example usage</text:span></text:p>
      <text:p text:style-name="Preformatted_20_Text"><text:span text:style-name="Source_20_Text">experiment = input("Enter the experiment name: ")</text:span></text:p>
      <text:p text:style-name="Preformatted_20_Text"><text:soft-page-break/><text:span text:style-name="Source_20_Text">output = explain_experiment(experiment)</text:span></text:p>
      <text:p text:style-name="Preformatted_20_Text"><text:span text:style-name="Source_20_Text">print("\n--- Generated Experiment Explanation ---\n")</text:span></text:p>
      <text:p text:style-name="P5"><text:span text:style-name="Source_20_Text">print(output)</text:span></text:p>
      <text:p text:style-name="Horizontal_20_Line"/>
      <text:h text:style-name="Heading_20_2" text:outline-level="2"><text:span text:style-name="Strong_20_Emphasis">6. SAMPLE INPUT AND OUTPUT</text:span></text:h>
      <text:h text:style-name="Heading_20_3" text:outline-level="3"><text:span text:style-name="Strong_20_Emphasis">Input:</text:span></text:h>
      <text:p text:style-name="P5"><text:span text:style-name="Source_20_Text">Enter the experiment name: Electrolysis of Water</text:span></text:p>
      <text:h text:style-name="Heading_20_3" text:outline-level="3"><text:span text:style-name="Strong_20_Emphasis">Output:</text:span></text:h>
      <text:p text:style-name="Preformatted_20_Text"><text:span text:style-name="Source_20_Text">--- Generated Experiment Explanation ---</text:span></text:p>
      <text:p text:style-name="Preformatted_20_Text"/>
      <text:p text:style-name="Preformatted_20_Text"><text:span text:style-name="Source_20_Text">1. Aim:</text:span></text:p>
      <text:p text:style-name="Preformatted_20_Text"><text:span text:style-name="Source_20_Text">To demonstrate the decomposition of water into hydrogen and oxygen by electrolysis.</text:span></text:p>
      <text:p text:style-name="Preformatted_20_Text"/>
      <text:p text:style-name="Preformatted_20_Text"><text:span text:style-name="Source_20_Text">2. Materials Required:</text:span></text:p>
      <text:p text:style-name="Preformatted_20_Text"><text:span text:style-name="Source_20_Text">Beaker, water, two graphite electrodes, 6V battery, dilute sulfuric acid, connecting wires, and test tubes.</text:span></text:p>
      <text:p text:style-name="Preformatted_20_Text"/>
      <text:p text:style-name="Preformatted_20_Text"><text:span text:style-name="Source_20_Text">3. Theory:</text:span></text:p>
      <text:p text:style-name="Preformatted_20_Text"><text:span text:style-name="Source_20_Text">When electric current is passed through water containing a small amount of acid, it decomposes into hydrogen and oxygen gases.</text:span></text:p>
      <text:p text:style-name="Preformatted_20_Text"/>
      <text:p text:style-name="Preformatted_20_Text"><text:span text:style-name="Source_20_Text">4. Procedure:</text:span></text:p>
      <text:p text:style-name="Preformatted_20_Text"><text:span text:style-name="Source_20_Text">1. Fill the beaker with acidulated water.</text:span></text:p>
      <text:p text:style-name="Preformatted_20_Text"><text:span text:style-name="Source_20_Text">2. Insert graphite electrodes connected to a 6V battery.</text:span></text:p>
      <text:p text:style-name="Preformatted_20_Text"><text:span text:style-name="Source_20_Text">3. Collect the gases formed at both electrodes using inverted test tubes.</text:span></text:p>
      <text:p text:style-name="Preformatted_20_Text"><text:span text:style-name="Source_20_Text">4. Test the gases — hydrogen burns with a pop sound, oxygen supports combustion.</text:span></text:p>
      <text:p text:style-name="Preformatted_20_Text"/>
      <text:p text:style-name="Preformatted_20_Text"><text:span text:style-name="Source_20_Text">5. Observations:</text:span></text:p>
      <text:p text:style-name="Preformatted_20_Text"><text:span text:style-name="Source_20_Text">More gas collects at the cathode than at the anode.</text:span></text:p>
      <text:p text:style-name="Preformatted_20_Text"/>
      <text:p text:style-name="Preformatted_20_Text"><text:span text:style-name="Source_20_Text">6. Result:</text:span></text:p>
      <text:p text:style-name="Preformatted_20_Text"><text:span text:style-name="Source_20_Text">Water decomposes into hydrogen and oxygen in a 2:1 ratio.</text:span></text:p>
      <text:p text:style-name="Preformatted_20_Text"/>
      <text:p text:style-name="Preformatted_20_Text"><text:span text:style-name="Source_20_Text">7. Precautions:</text:span></text:p>
      <text:p text:style-name="P5"><text:span text:style-name="Source_20_Text">Use dilute acid carefully and ensure all electrical connections are tight.</text:span></text:p>
      <text:p text:style-name="Horizontal_20_Line"/>
      <text:h text:style-name="Heading_20_2" text:outline-level="2"><text:span text:style-name="Strong_20_Emphasis">7. CONCLUSION</text:span></text:h>
      <text:p text:style-name="Text_20_body">The <text:span text:style-name="Strong_20_Emphasis">AI Science Experiment Explainer</text:span> successfully demonstrates how <text:span text:style-name="Strong_20_Emphasis">Generative AI</text:span> can automate the process of educational content creation. The system efficiently generates detailed and human-like explanations of science experiments, helping students and teachers save time and effort. It is a practical example of how <text:span text:style-name="Strong_20_Emphasis">AI can transform learning environments</text:span> through automation and personalization.</text:p>
      <text:p text:style-name="Horizontal_20_Line"/>
      <text:h text:style-name="Heading_20_2" text:outline-level="2"><text:soft-page-break/><text:span text:style-name="Strong_20_Emphasis">8. FUTURE SCOPE</text:span></text:h>
      <text:list text:style-name="L3">
        <text:list-item>
          <text:p text:style-name="P6">Integration with <text:span text:style-name="Strong_20_Emphasis">text-to-speech</text:span> for spoken explanations.</text:p>
        </text:list-item>
        <text:list-item>
          <text:p text:style-name="P6">Addition of <text:span text:style-name="Strong_20_Emphasis">multilingual translation</text:span> for regional students.</text:p>
        </text:list-item>
        <text:list-item>
          <text:p text:style-name="P6">Expansion into <text:span text:style-name="Strong_20_Emphasis">video or 3D experiment simulations.</text:span></text:p>
        </text:list-item>
        <text:list-item>
          <text:p text:style-name="P6">Incorporation of <text:span text:style-name="Strong_20_Emphasis">interactive quizzes</text:span> for self-assessment.</text:p>
        </text:list-item>
      </text:list>
      <text:p text:style-name="Horizontal_20_Line"/>
      <text:h text:style-name="Heading_20_2" text:outline-level="2"><text:span text:style-name="Strong_20_Emphasis">9. REFERENCES</text:span></text:h>
      <text:list text:style-name="L4">
        <text:list-item>
          <text:p text:style-name="P7">OpenAI GPT API Documentation</text:p>
        </text:list-item>
        <text:list-item>
          <text:p text:style-name="P7">Hugging Face Transformers Library</text:p>
        </text:list-item>
        <text:list-item>
          <text:p text:style-name="P7">Streamlit Official Documentation</text:p>
        </text:list-item>
        <text:list-item>
          <text:p text:style-name="P7">IEEE Research Papers on Generative AI in Education</text:p>
        </text:list-item>
      </text:list>
      <text:p text:style-name="Horizontal_20_Line"/>
      <text:p text:style-name="Text_20_body">✅ <text:span text:style-name="Strong_20_Emphasis">End of Report</text:span></text:p>
      <text:p text:style-name="Text_20_body">Would you like me to convert this exact text (with code and output included) into a <text:span text:style-name="Strong_20_Emphasis">PDF version</text:span> formatted as a college mini project report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22:00:02.113515500</meta:creation-date>
    <dc:date>2025-11-06T22:01:15.603626900</dc:date>
    <meta:editing-duration>PT1M13S</meta:editing-duration>
    <meta:editing-cycles>1</meta:editing-cycles>
    <meta:document-statistic meta:table-count="0" meta:image-count="0" meta:object-count="0" meta:page-count="4" meta:paragraph-count="88" meta:word-count="747" meta:character-count="5290" meta:non-whitespace-character-count="4563"/>
    <meta:generator>LibreOffice/25.2.6.2$Windows_X86_64 LibreOffice_project/729c5bfe710f5eb71ed3bbde9e06a6065e9c6c5d</meta:generator>
  </office:meta>
</office:document-meta>
</file>